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53f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goritmo "Atividade 01"</text:p>
      <text:p text:style-name="Standard">Var</text:p>
      <text:p text:style-name="Standard">i, f, m:inteiro</text:p>
      <text:p text:style-name="Standard">sexo:caracter</text:p>
      <text:p text:style-name="Standard">peso, maior, menor, peso<text:span text:style-name="T1">final</text:span>:real</text:p>
      <text:p text:style-name="Standard">Inicio</text:p>
      <text:p text:style-name="Standard"><text:s text:c="2"/>para i de 1 ate 15 faca</text:p>
      <text:p text:style-name="Standard"><text:s text:c="3"/>escreval("Informe seu sexo e o peso")</text:p>
      <text:p text:style-name="Standard"><text:s text:c="3"/>leia(sexo)</text:p>
      <text:p text:style-name="Standard"><text:s text:c="3"/>leia(peso)</text:p>
      <text:p text:style-name="Standard"/>
      <text:p text:style-name="Standard"><text:s text:c="4"/>se (sexo = "M") entao</text:p>
      <text:p text:style-name="Standard"><text:s text:c="5"/>m &lt;- m+1</text:p>
      <text:p text:style-name="Standard"><text:s text:c="4"/>fimse</text:p>
      <text:p text:style-name="Standard"/>
      <text:p text:style-name="Standard"><text:s text:c="4"/>se (sexo = "F") entao</text:p>
      <text:p text:style-name="Standard"><text:s text:c="5"/>f &lt;- f+1</text:p>
      <text:p text:style-name="Standard"><text:s text:c="5"/>peso<text:span text:style-name="T1">final</text:span> &lt;- peso<text:span text:style-name="T1">final</text:span>+peso</text:p>
      <text:p text:style-name="Standard"><text:s text:c="4"/>fimse</text:p>
      <text:p text:style-name="Standard"/>
      <text:p text:style-name="Standard"><text:s text:c="4"/>se (i=1) entao</text:p>
      <text:p text:style-name="Standard"><text:s text:c="5"/>maior &lt;- peso</text:p>
      <text:p text:style-name="Standard"><text:s text:c="4"/>fimse</text:p>
      <text:p text:style-name="Standard"><text:s text:c="4"/></text:p>
      <text:p text:style-name="Standard"><text:s text:c="4"/>se (i=1) entao</text:p>
      <text:p text:style-name="Standard"><text:s text:c="5"/>menor &lt;- peso</text:p>
      <text:p text:style-name="Standard"><text:s text:c="4"/>fimse</text:p>
      <text:p text:style-name="Standard"><text:s text:c="4"/></text:p>
      <text:p text:style-name="Standard"><text:s text:c="4"/>se maior&lt;peso entao</text:p>
      <text:p text:style-name="Standard"><text:s text:c="5"/>maior &lt;- peso</text:p>
      <text:p text:style-name="Standard"><text:s text:c="4"/>fimse</text:p>
      <text:p text:style-name="Standard"/>
      <text:p text:style-name="Standard"><text:s text:c="4"/>se menor&gt;peso entao</text:p>
      <text:p text:style-name="Standard"><text:s text:c="5"/>menor &lt;- peso</text:p>
      <text:p text:style-name="Standard"><text:s text:c="4"/>fimse</text:p>
      <text:p text:style-name="Standard"><text:s text:c="2"/>fimpara</text:p>
      <text:p text:style-name="Standard"/>
      <text:p text:style-name="Standard">m &lt;- (m/15)</text:p>
      <text:p text:style-name="Standard">f &lt;- (f/15)</text:p>
      <text:p text:style-name="Standard">peso<text:span text:style-name="T1">final</text:span> &lt;- (pesof<text:span text:style-name="T1">inal</text:span>/f)</text:p>
      <text:p text:style-name="Standard"/>
      <text:p text:style-name="Standard">Escreval("O percentual de alunos do sexo masculino: ",m)</text:p>
      <text:p text:style-name="Standard">Escreval("O percentual de alunos do sexo feminino: ",f)</text:p>
      <text:p text:style-name="Standard">Escreval(maior, "É o maior peso da sala ")</text:p>
      <text:p text:style-name="Standard">Escreval(menor, "É o menor peso da sala ")</text:p>
      <text:p text:style-name="Standard">Escreval("A média do peso das alunas mulheres: ",pesof<text:span text:style-name="T1">inal</text:span>)</text:p>
      <text:p text:style-name="Standard"/>
      <text:p text:style-name="Standard">Fimalgoritmo</text:p>
      <text:p text:style-name="Standard"/>
      <text:p text:style-name="Standard"/>
      <text:p text:style-name="Standard"/>
      <text:p text:style-name="Standard"/>
      <text:p text:style-name="Standard"><text:soft-page-break/>Algoritmo "<text:span text:style-name="T1">Atividade 02</text:span>"</text:p>
      <text:p text:style-name="Standard">Var</text:p>
      <text:p text:style-name="Standard">i:inteiro</text:p>
      <text:p text:style-name="Standard">media,nota1,nota2,nota3:real</text:p>
      <text:p text:style-name="Standard">aluno:caracter</text:p>
      <text:p text:style-name="Standard">Inicio</text:p>
      <text:p text:style-name="Standard"><text:s/>para i de 1 ate 10 faca</text:p>
      <text:p text:style-name="Standard"><text:s text:c="2"/>Escreval("Informe o seu nome :")</text:p>
      <text:p text:style-name="Standard"><text:s text:c="2"/>leia(aluno)</text:p>
      <text:p text:style-name="Standard"><text:s text:c="2"/>Escreval("Informe as suas 3 notas do bimestre : ")</text:p>
      <text:p text:style-name="Standard"><text:s text:c="2"/>leia(nota1,nota2,nota3)</text:p>
      <text:p text:style-name="Standard"><text:s text:c="2"/></text:p>
      <text:p text:style-name="Standard"><text:s text:c="2"/>media &lt;- (nota1+nota2+nota3)/3)</text:p>
      <text:p text:style-name="Standard"><text:s text:c="2"/></text:p>
      <text:p text:style-name="Standard"><text:s text:c="2"/>Escreval(aluno," a sua média é: ", media)</text:p>
      <text:p text:style-name="Standard"><text:s text:c="2"/></text:p>
      <text:p text:style-name="Standard"><text:s/>fimpara</text:p>
      <text:p text:style-name="Standard"/>
      <text:p text:style-name="Standard"/>
      <text:p text:style-name="Standard"/>
      <text:p text:style-name="Standard">Fimalgoritmo</text:p>
      <text:p text:style-name="Standard"/>
      <text:p text:style-name="Standard"/>
      <text:p text:style-name="Standard"/>
      <text:p text:style-name="Standard"/>
      <text:p text:style-name="Standard">Algoritmo "<text:span text:style-name="T1">Atividade 03</text:span>"</text:p>
      <text:p text:style-name="Standard">Var</text:p>
      <text:p text:style-name="Standard">i:inteiro</text:p>
      <text:p text:style-name="Standard">media,nota1,nota2,nota3:real</text:p>
      <text:p text:style-name="Standard">aluno:caracter</text:p>
      <text:p text:style-name="Standard">maior, menor:real</text:p>
      <text:p text:style-name="Standard">Inicio</text:p>
      <text:p text:style-name="Standard"><text:s/>para i de 1 ate 10 faca</text:p>
      <text:p text:style-name="Standard"><text:s text:c="2"/>Escreval("Informe o seu nome :")</text:p>
      <text:p text:style-name="Standard"><text:s text:c="2"/>leia(aluno)</text:p>
      <text:p text:style-name="Standard"><text:s text:c="2"/>Escreval("Informe as suas 3 notas")</text:p>
      <text:p text:style-name="Standard"><text:s text:c="2"/>leia(nota1,nota2,nota3)</text:p>
      <text:p text:style-name="Standard"/>
      <text:p text:style-name="Standard"><text:s text:c="2"/>media &lt;- (nota1+nota2+nota3)/3</text:p>
      <text:p text:style-name="Standard"><text:s text:c="2"/></text:p>
      <text:p text:style-name="Standard"><text:s text:c="2"/>se (i=1) entao</text:p>
      <text:p text:style-name="Standard"><text:s text:c="3"/>maior &lt;- (maior+media)</text:p>
      <text:p text:style-name="Standard"><text:s text:c="3"/>menor &lt;- (menor+media)</text:p>
      <text:p text:style-name="Standard"><text:s text:c="2"/>fimse</text:p>
      <text:p text:style-name="Standard"><text:s text:c="2"/></text:p>
      <text:p text:style-name="Standard"><text:s text:c="2"/>se (maior &lt; media) entao</text:p>
      <text:p text:style-name="Standard"><text:s text:c="3"/>maior &lt;- media</text:p>
      <text:p text:style-name="Standard"><text:s text:c="2"/>fimse</text:p>
      <text:p text:style-name="Standard"><text:s text:c="2"/></text:p>
      <text:p text:style-name="Standard"><text:s text:c="2"/>se (menor &gt; media) entao</text:p>
      <text:p text:style-name="Standard"><text:s text:c="3"/>menor &lt;- media</text:p>
      <text:p text:style-name="Standard"><text:s text:c="2"/>fimse</text:p>
      <text:p text:style-name="Standard"><text:soft-page-break/></text:p>
      <text:p text:style-name="Standard"><text:s text:c="2"/>Escreval(aluno," a sua média é: ",media)</text:p>
      <text:p text:style-name="Standard"><text:s/>fimpara</text:p>
      <text:p text:style-name="Standard"/>
      <text:p text:style-name="Standard"><text:s/>Escreval("A maior média: ",maior)</text:p>
      <text:p text:style-name="Standard"><text:s/>Escreval("A menor média: ",menor)</text:p>
      <text:p text:style-name="Standard"/>
      <text:p text:style-name="Standard">Fimalgoritmo</text:p>
      <text:p text:style-name="Standard"/>
      <text:p text:style-name="Standard"/>
      <text:p text:style-name="Standard">Algoritmo "<text:span text:style-name="T1">Atividade 04</text:span>"</text:p>
      <text:p text:style-name="Standard">Var</text:p>
      <text:p text:style-name="Standard">i, aprovado, reprovado:inteiro</text:p>
      <text:p text:style-name="Standard">media, nota1, nota2, nota3, maior, menor:real</text:p>
      <text:p text:style-name="Standard">aluno:caracter</text:p>
      <text:p text:style-name="Standard">Inicio</text:p>
      <text:p text:style-name="Standard"><text:s/>para i de 1 ate 10 faca</text:p>
      <text:p text:style-name="Standard"><text:s text:c="2"/>Escreval("Informe o seu nome")</text:p>
      <text:p text:style-name="Standard"><text:s text:c="2"/>leia(aluno)</text:p>
      <text:p text:style-name="Standard"><text:s text:c="2"/>Escreval("Informe as suas 3 notas")</text:p>
      <text:p text:style-name="Standard"><text:s text:c="2"/>leia(nota1,nota2,nota3)</text:p>
      <text:p text:style-name="Standard"/>
      <text:p text:style-name="Standard"><text:s text:c="2"/>media &lt;- (nota1+nota2+nota3)/3</text:p>
      <text:p text:style-name="Standard"><text:s text:c="2"/></text:p>
      <text:p text:style-name="Standard"><text:s text:c="2"/>se (i=1) entao</text:p>
      <text:p text:style-name="Standard"><text:s text:c="3"/>maior &lt;- maior+media</text:p>
      <text:p text:style-name="Standard"><text:s text:c="3"/>menor &lt;- menor+media</text:p>
      <text:p text:style-name="Standard"><text:s text:c="2"/>fimse</text:p>
      <text:p text:style-name="Standard"><text:s text:c="2"/></text:p>
      <text:p text:style-name="Standard"><text:s text:c="2"/>se maior&lt;media entao</text:p>
      <text:p text:style-name="Standard"><text:s text:c="3"/>maior &lt;- media</text:p>
      <text:p text:style-name="Standard"><text:s text:c="2"/>fimse</text:p>
      <text:p text:style-name="Standard"><text:s text:c="2"/></text:p>
      <text:p text:style-name="Standard"><text:s text:c="2"/>se menor&gt;media entao</text:p>
      <text:p text:style-name="Standard"><text:s text:c="3"/>menor &lt;- media</text:p>
      <text:p text:style-name="Standard"><text:s text:c="2"/>fimse</text:p>
      <text:p text:style-name="Standard"><text:s text:c="2"/></text:p>
      <text:p text:style-name="Standard"><text:s text:c="2"/>se (media&gt;=7) entao</text:p>
      <text:p text:style-name="Standard"><text:s text:c="4"/>aprovado &lt;- aprovado+1</text:p>
      <text:p text:style-name="Standard"><text:s text:c="2"/>senao</text:p>
      <text:p text:style-name="Standard"><text:s text:c="4"/>reprovado &lt;- reprovado+1</text:p>
      <text:p text:style-name="Standard"><text:s text:c="2"/>fimse</text:p>
      <text:p text:style-name="Standard"/>
      <text:p text:style-name="Standard"><text:s text:c="2"/>Escreval(aluno," a sua média é: ",media)</text:p>
      <text:p text:style-name="Standard"><text:s/>fimpara</text:p>
      <text:p text:style-name="Standard"/>
      <text:p text:style-name="Standard"><text:s/>Escreval("A maior média: ",maior)</text:p>
      <text:p text:style-name="Standard"><text:s/>Escreval("A menor média: ",menor)</text:p>
      <text:p text:style-name="Standard"><text:s/>Escreval("Total de Aprovados: ",aprovado)</text:p>
      <text:p text:style-name="Standard"><text:s/>Escreval("Total de Reprovados: ",reprovado)</text:p>
      <text:p text:style-name="Standard"/>
      <text:p text:style-name="Standard">Fimalgoritm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9:39:02.548000000</meta:creation-date>
    <dc:date>2022-11-01T19:46:25.897000000</dc:date>
    <meta:editing-duration>PT7M28S</meta:editing-duration>
    <meta:editing-cycles>1</meta:editing-cycles>
    <meta:document-statistic meta:table-count="0" meta:image-count="0" meta:object-count="0" meta:page-count="3" meta:paragraph-count="128" meta:word-count="342" meta:character-count="2501" meta:non-whitespace-character-count="2041"/>
    <meta:generator>LibreOffice/7.1.8.1$Windows_X86_64 LibreOffice_project/e1f30c802c3269a1d052614453f260e49458c82c</meta:generator>
  </office:meta>
</office:document-meta>
</file>